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ablaR131" table:style-name="ta1">
        <table:table-column table:style-name="co1" table:number-columns-repeated="4" table:default-cell-style-name="Default"/>
        <table:table-row table:style-name="ro1">
          <table:table-cell office:value-type="string">
            <text:p>peso</text:p>
          </table:table-cell>
          <table:table-cell office:value-type="string">
            <text:p>minutos</text:p>
          </table:table-cell>
          <table:table-cell office:value-type="string">
            <text:p>atributo</text:p>
          </table:table-cell>
          <table:table-cell office:value-type="string">
            <text:p>atributo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2">
          <table:table-cell office:value-type="float" office:value="23.1">
            <text:p>23,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2">
          <table:table-cell office:value-type="float" office:value="23.3">
            <text:p>23,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4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tubo5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</meta:initial-creator>
    <meta:creation-date>2016-09-03T08:57:57</meta:creation-date>
    <meta:generator>LibreOffice/3.5$Linux_x86 LibreOffice_project/350m1$Build-2</meta:generator>
    <dc:date>2017-10-02T07:46:37</dc:date>
    <dc:creator>alfredo </dc:creator>
    <meta:editing-duration>P0D</meta:editing-duration>
    <meta:editing-cycles>3</meta:editing-cycles>
    <meta:document-statistic meta:table-count="1" meta:cell-count="24" meta:object-count="0"/>
  </office:meta>
</office:document-meta>
</file>